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qProxTermsWriter.compareText( final char [ ] text1 , int pos1 , final char [ ] text2 , int pos2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reqProxTermsWriter.addThread( TermsHashPerThread perTh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qProxTermsWriter.appendPostings( FreqProxTermsWriterPerField [ ] fields , FormatPostingsFieldsConsumer consumer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7">
            <text:p text:style-name="Table_20_Contents">37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FreqProxTermsWriter.closeDocStore( SegmentWrite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reqProxTermsWriter.createPostings( RawPostingList [ ] postings , int start ,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eqProxTermsWriter.files( Collection 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reqProxTermsWriter.flush( Map threadsAndFields , final SegmentWriteState stat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FreqProxTermsWriter.bytesPerPo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qProxTermsWriter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